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198a8a" draw:textarea-horizontal-align="center" draw:textarea-vertical-align="middle" draw:fit-to-size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66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2pt"/>
    </style:style>
    <style:style style:name="T1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145cm" svg:height="8.697cm" svg:x="1.905cm" svg:y="12.258cm">
          <text:p text:style-name="P1">Connector</text:p>
        </draw:rect>
        <draw:rect draw:style-name="gr1" draw:text-style-name="P2" draw:layer="layout" svg:width="6.531cm" svg:height="4.333cm" svg:x="10.614cm" svg:y="15.328cm">
          <text:p text:style-name="P1">B3Model, CtaModel</text:p>
          <text:p text:style-name="P1">DaToolsModel,...</text:p>
        </draw:rect>
        <draw:rect draw:style-name="gr2" draw:text-style-name="P1" draw:layer="layout" svg:width="6.531cm" svg:height="1.358cm" svg:x="10.614cm" svg:y="13.97cm">
          <text:p text:style-name="P1">ModelInstance</text:p>
        </draw:rect>
        <draw:rect draw:style-name="gr2" draw:text-style-name="P3" draw:id="id2" draw:layer="layout" svg:width="17.145cm" svg:height="2.093cm" svg:x="1.905cm" svg:y="10.16cm">
          <text:p text:style-name="P3"><text:span text:style-name="T1">StochModelInstance</text:span></text:p>
        </draw:rect>
        <draw:custom-shape draw:style-name="gr3" draw:text-style-name="P1" draw:id="id1" draw:layer="layout" svg:width="9.525cm" svg:height="6.985cm" svg:x="1.27cm" svg:y="1.27cm">
          <text:p text:style-name="P1">StochModel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47cm" svg:x="1.831cm" svg:y="2.373cm">
          <text:p text:style-name="P1">ConnectorConfi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47cm" svg:x="1.831cm" svg:y="6.049cm">
          <text:p text:style-name="P1">ModelConfi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844cm" svg:height="1.471cm" svg:x="1.831cm" svg:y="4.211cm">
          <text:p text:style-name="P1">UncertaintyModelConfi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10.795cm" svg:y1="4.762cm" svg:x2="19.05cm" svg:y2="11.206cm" draw:start-shape="id1" draw:start-glue-point="1" draw:end-shape="id2">
          <text:p/>
        </draw:connector>
        <draw:rect draw:style-name="gr1" draw:text-style-name="P2" draw:layer="layout" svg:width="6.531cm" svg:height="4.333cm" svg:x="3.175cm" svg:y="15.328cm">
          <text:p text:style-name="P1">UncertaintyModel</text:p>
        </draw:rect>
        <draw:rect draw:style-name="gr2" draw:text-style-name="P1" draw:layer="layout" svg:width="6.531cm" svg:height="1.358cm" svg:x="3.175cm" svg:y="13.97cm">
          <text:p text:style-name="P1">StochModelInstanc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6-05T23:45:38</meta:creation-date>
    <dc:date>2007-06-06T08:29:05</dc:date>
    <dc:language>en-US</dc:language>
    <meta:editing-cycles>4</meta:editing-cycles>
    <meta:editing-duration>PT8H43M2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